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8">
      <style:paragraph-properties fo:margin-top="0cm" fo:margin-bottom="0cm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9">
      <style:paragraph-properties fo:margin-top="0cm" fo:margin-bottom="0cm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30">
      <style:paragraph-properties fo:margin-top="0cm" fo:margin-bottom="0cm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1">
      <style:paragraph-properties fo:margin-top="0cm" fo:margin-bottom="0cm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2">
      <style:paragraph-properties fo:margin-top="0cm" fo:margin-bottom="0cm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3">
      <style:paragraph-properties fo:margin-top="0cm" fo:margin-bottom="0cm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4">
      <style:paragraph-properties fo:margin-top="0cm" fo:margin-bottom="0cm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5">
      <style:paragraph-properties fo:margin-top="0cm" fo:margin-bottom="0cm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6">
      <style:paragraph-properties fo:margin-top="0cm" fo:margin-bottom="0cm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7">
      <style:paragraph-properties fo:margin-top="0cm" fo:margin-bottom="0cm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8">
      <style:paragraph-properties fo:margin-top="0cm" fo:margin-bottom="0cm" style:contextual-spacing="false"/>
    </style:style>
    <style:style style:name="P76" style:family="paragraph" style:parent-style-name="Text_20_body" style:list-style-name="L38"/>
    <style:style style:name="P77" style:family="paragraph" style:parent-style-name="Text_20_body" style:list-style-name="L39">
      <style:paragraph-properties fo:margin-top="0cm" fo:margin-bottom="0cm" style:contextual-spacing="false"/>
    </style:style>
    <style:style style:name="P78" style:family="paragraph" style:parent-style-name="Text_20_body" style:list-style-name="L39"/>
    <style:style style:name="P79" style:family="paragraph" style:parent-style-name="Text_20_body" style:list-style-name="L40">
      <style:paragraph-properties fo:margin-top="0cm" fo:margin-bottom="0cm" style:contextual-spacing="false"/>
    </style:style>
    <style:style style:name="P80" style:family="paragraph" style:parent-style-name="Text_20_body" style:list-style-name="L40"/>
    <style:style style:name="P81" style:family="paragraph" style:parent-style-name="Text_20_body" style:list-style-name="L41">
      <style:paragraph-properties fo:margin-top="0cm" fo:margin-bottom="0cm" style:contextual-spacing="false"/>
    </style:style>
    <style:style style:name="P82" style:family="paragraph" style:parent-style-name="Text_20_body" style:list-style-name="L41"/>
    <style:style style:name="P83" style:family="paragraph" style:parent-style-name="Text_20_body" style:list-style-name="L42">
      <style:paragraph-properties fo:margin-top="0cm" fo:margin-bottom="0cm" style:contextual-spacing="false"/>
    </style:style>
    <style:style style:name="P84" style:family="paragraph" style:parent-style-name="Text_20_body" style:list-style-name="L42"/>
    <style:style style:name="P85" style:family="paragraph" style:parent-style-name="Text_20_body" style:list-style-name="L43">
      <style:paragraph-properties fo:margin-top="0cm" fo:margin-bottom="0cm" style:contextual-spacing="false"/>
    </style:style>
    <style:style style:name="P86" style:family="paragraph" style:parent-style-name="Text_20_body" style:list-style-name="L43"/>
    <style:style style:name="P87" style:family="paragraph" style:parent-style-name="Text_20_body" style:list-style-name="L44">
      <style:paragraph-properties fo:margin-top="0cm" fo:margin-bottom="0cm" style:contextual-spacing="false"/>
    </style:style>
    <style:style style:name="P88" style:family="paragraph" style:parent-style-name="Text_20_body" style:list-style-name="L44"/>
    <style:style style:name="P89" style:family="paragraph" style:parent-style-name="Text_20_body" style:list-style-name="L45">
      <style:paragraph-properties fo:margin-top="0cm" fo:margin-bottom="0cm" style:contextual-spacing="false"/>
    </style:style>
    <style:style style:name="P90" style:family="paragraph" style:parent-style-name="Text_20_body" style:list-style-name="L45"/>
    <style:style style:name="P91" style:family="paragraph" style:parent-style-name="Text_20_body" style:list-style-name="L46">
      <style:paragraph-properties fo:margin-top="0cm" fo:margin-bottom="0cm" style:contextual-spacing="false"/>
    </style:style>
    <style:style style:name="P92" style:family="paragraph" style:parent-style-name="Text_20_body" style:list-style-name="L46"/>
    <style:style style:name="P93" style:family="paragraph" style:parent-style-name="Text_20_body" style:list-style-name="L47">
      <style:paragraph-properties fo:margin-top="0cm" fo:margin-bottom="0cm" style:contextual-spacing="false"/>
    </style:style>
    <style:style style:name="P94" style:family="paragraph" style:parent-style-name="Text_20_body" style:list-style-name="L47"/>
    <style:style style:name="P95" style:family="paragraph" style:parent-style-name="Text_20_body" style:list-style-name="L48">
      <style:paragraph-properties fo:margin-top="0cm" fo:margin-bottom="0cm" style:contextual-spacing="false"/>
    </style:style>
    <style:style style:name="P96" style:family="paragraph" style:parent-style-name="Text_20_body" style:list-style-name="L48"/>
    <style:style style:name="P97" style:family="paragraph" style:parent-style-name="Text_20_body" style:list-style-name="L49">
      <style:paragraph-properties fo:margin-top="0cm" fo:margin-bottom="0cm" style:contextual-spacing="false"/>
    </style:style>
    <style:style style:name="P98" style:family="paragraph" style:parent-style-name="Text_20_body" style:list-style-name="L49"/>
    <style:style style:name="P99" style:family="paragraph" style:parent-style-name="Text_20_body" style:list-style-name="L50">
      <style:paragraph-properties fo:margin-top="0cm" fo:margin-bottom="0cm" style:contextual-spacing="false"/>
    </style:style>
    <style:style style:name="P100" style:family="paragraph" style:parent-style-name="Text_20_body" style:list-style-name="L50"/>
    <style:style style:name="P101" style:family="paragraph" style:parent-style-name="Text_20_body" style:list-style-name="L51">
      <style:paragraph-properties fo:margin-top="0cm" fo:margin-bottom="0cm" style:contextual-spacing="false"/>
    </style:style>
    <style:style style:name="P102" style:family="paragraph" style:parent-style-name="Text_20_body" style:list-style-name="L51"/>
    <style:style style:name="P103" style:family="paragraph" style:parent-style-name="Text_20_body" style:list-style-name="L52">
      <style:paragraph-properties fo:margin-top="0cm" fo:margin-bottom="0cm" style:contextual-spacing="false"/>
    </style:style>
    <style:style style:name="P104" style:family="paragraph" style:parent-style-name="Text_20_body" style:list-style-name="L52"/>
    <style:style style:name="P105" style:family="paragraph" style:parent-style-name="Text_20_body" style:list-style-name="L53">
      <style:paragraph-properties fo:margin-top="0cm" fo:margin-bottom="0cm" style:contextual-spacing="false"/>
    </style:style>
    <style:style style:name="P106" style:family="paragraph" style:parent-style-name="Text_20_body" style:list-style-name="L53"/>
    <style:style style:name="P107" style:family="paragraph" style:parent-style-name="Text_20_body" style:list-style-name="L54">
      <style:paragraph-properties fo:margin-top="0cm" fo:margin-bottom="0cm" style:contextual-spacing="false"/>
    </style:style>
    <style:style style:name="P108" style:family="paragraph" style:parent-style-name="Text_20_body" style:list-style-name="L54"/>
    <style:style style:name="P109" style:family="paragraph" style:parent-style-name="Text_20_body" style:list-style-name="L55">
      <style:paragraph-properties fo:margin-top="0cm" fo:margin-bottom="0cm" style:contextual-spacing="false"/>
    </style:style>
    <style:style style:name="P110" style:family="paragraph" style:parent-style-name="Text_20_body" style:list-style-name="L5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📚 <text:span text:style-name="Strong_20_Emphasis">Themenbereich: Open Source &amp; Datenschutz</text:span></text:h>
      <text:p text:style-name="Text_20_body"><text:span text:style-name="Strong_20_Emphasis">Frage 1:</text:span> Was bedeutet FOSS?</text:p>
      <text:list text:style-name="L1">
        <text:list-item>
          <text:p text:style-name="P1">A) Free Online Secure Software </text:p>
        </text:list-item>
        <text:list-item>
          <text:p text:style-name="P1">B) Free and Open-Source Software ✅ </text:p>
        </text:list-item>
        <text:list-item>
          <text:p text:style-name="P1">C) Free Operational Software Suite </text:p>
        </text:list-item>
        <text:list-item>
          <text:p text:style-name="P2">D) Flexible Open System Software </text:p>
        </text:list-item>
      </text:list>
      <text:p text:style-name="Text_20_body"><text:span text:style-name="Strong_20_Emphasis">Frage 2:</text:span> Wer hat das GNU-Projekt gegründet?</text:p>
      <text:list text:style-name="L2">
        <text:list-item>
          <text:p text:style-name="P3">A) Linus Torvalds </text:p>
        </text:list-item>
        <text:list-item>
          <text:p text:style-name="P3">B) Richard Stallman ✅ </text:p>
        </text:list-item>
        <text:list-item>
          <text:p text:style-name="P3">C) Eric S. Raymond </text:p>
        </text:list-item>
        <text:list-item>
          <text:p text:style-name="P4">D) Andrew Tanenbaum </text:p>
        </text:list-item>
      </text:list>
      <text:p text:style-name="Text_20_body"><text:span text:style-name="Strong_20_Emphasis">Frage 3:</text:span> Was ist der Hauptunterschied zwischen Open Source und Free Software?</text:p>
      <text:list text:style-name="L3">
        <text:list-item>
          <text:p text:style-name="P5">A) Open Source ist immer kostenlos </text:p>
        </text:list-item>
        <text:list-item>
          <text:p text:style-name="P5">B) Free Software setzt mehr auf ethische Prinzipien ✅ </text:p>
        </text:list-item>
        <text:list-item>
          <text:p text:style-name="P5">C) Open Source ist technisch anspruchsvoller </text:p>
        </text:list-item>
        <text:list-item>
          <text:p text:style-name="P6">D) Free Software darf nicht kommerziell genutzt werden </text:p>
        </text:list-item>
      </text:list>
      <text:p text:style-name="Horizontal_20_Line"/>
      <text:h text:style-name="Heading_20_3" text:outline-level="3">🔓 <text:span text:style-name="Strong_20_Emphasis">Themenbereich: Datenschutz</text:span></text:h>
      <text:p text:style-name="Text_20_body"><text:span text:style-name="Strong_20_Emphasis">Frage 4:</text:span> Welche der folgenden Daten gelten als sensible personenbezogene Daten?</text:p>
      <text:list text:style-name="L4">
        <text:list-item>
          <text:p text:style-name="P7">A) Name und Adresse </text:p>
        </text:list-item>
        <text:list-item>
          <text:p text:style-name="P7">B) Geburtsdatum und Nationalität </text:p>
        </text:list-item>
        <text:list-item>
          <text:p text:style-name="P7">C) Gesundheitsdaten und sexuelle Orientierung ✅ </text:p>
        </text:list-item>
        <text:list-item>
          <text:p text:style-name="P8">D) IP-Adresse und Browserverlauf </text:p>
        </text:list-item>
      </text:list>
      <text:p text:style-name="Text_20_body"><text:span text:style-name="Strong_20_Emphasis">Frage 5:</text:span> Was schützt die DSGVO (Datenschutz-Grundverordnung)?</text:p>
      <text:list text:style-name="L5">
        <text:list-item>
          <text:p text:style-name="P9">A) Daten europäischer Unternehmen </text:p>
        </text:list-item>
        <text:list-item>
          <text:p text:style-name="P9">B) Persönliche Daten aller EU-Bürger ✅ </text:p>
        </text:list-item>
        <text:list-item>
          <text:p text:style-name="P9">C) Nur sensible Gesundheitsdaten </text:p>
        </text:list-item>
        <text:list-item>
          <text:p text:style-name="P10">D) Informationen staatlicher Institutionen </text:p>
        </text:list-item>
      </text:list>
      <text:p text:style-name="Text_20_body"><text:span text:style-name="Strong_20_Emphasis">Frage 6:</text:span> Was ist das Hauptziel des Digital Markets Act (DMA)?</text:p>
      <text:list text:style-name="L6">
        <text:list-item>
          <text:p text:style-name="P11">A) Kleinunternehmen vor großen Plattformen schützen </text:p>
        </text:list-item>
        <text:list-item>
          <text:p text:style-name="P11">B) Wettbewerb fördern und Monopole eindämmen ✅ </text:p>
        </text:list-item>
        <text:list-item>
          <text:p text:style-name="P11">C) Persönliche Daten vor ausländischen Firmen schützen </text:p>
        </text:list-item>
        <text:list-item>
          <text:p text:style-name="P12">D) Content-Filter für soziale Netzwerke erzwingen </text:p>
        </text:list-item>
      </text:list>
      <text:p text:style-name="Horizontal_20_Line"/>
      <text:h text:style-name="Heading_20_3" text:outline-level="3"><text:soft-page-break/>📱 <text:span text:style-name="Strong_20_Emphasis">Themenbereich: Social Media &amp; Tracking</text:span></text:h>
      <text:p text:style-name="Text_20_body"><text:span text:style-name="Strong_20_Emphasis">Frage 7:</text:span> Welche App ist für ihre umfangreiche Datensammlung bekannt?</text:p>
      <text:list text:style-name="L7">
        <text:list-item>
          <text:p text:style-name="P13">A) WhatsApp </text:p>
        </text:list-item>
        <text:list-item>
          <text:p text:style-name="P13">B) TikTok ✅ </text:p>
        </text:list-item>
        <text:list-item>
          <text:p text:style-name="P13">C) Signal </text:p>
        </text:list-item>
        <text:list-item>
          <text:p text:style-name="P14">D) Telegram </text:p>
        </text:list-item>
      </text:list>
      <text:p text:style-name="Text_20_body"><text:span text:style-name="Strong_20_Emphasis">Frage 8:</text:span> Was beschreibt ein „Dark Pattern“?</text:p>
      <text:list text:style-name="L8">
        <text:list-item>
          <text:p text:style-name="P15">A) Ein manipulativer Design-Trick zur Täuschung ✅ </text:p>
        </text:list-item>
        <text:list-item>
          <text:p text:style-name="P15">B) Eine Designstrategie für barrierefreie Webseiten </text:p>
        </text:list-item>
        <text:list-item>
          <text:p text:style-name="P15">C) Ein Sicherheitsstandard für Webseiten </text:p>
        </text:list-item>
        <text:list-item>
          <text:p text:style-name="P16">D) Ein komplexes Verschlüsselungsverfahren </text:p>
        </text:list-item>
      </text:list>
      <text:p text:style-name="Text_20_body"><text:span text:style-name="Strong_20_Emphasis">Frage 9:</text:span> Welche Methode schützt deine Privatsphäre beim Surfen am besten?</text:p>
      <text:list text:style-name="L9">
        <text:list-item>
          <text:p text:style-name="P17">A) Firefox mit uBlock Origin ✅ </text:p>
        </text:list-item>
        <text:list-item>
          <text:p text:style-name="P17">B) Chrome im Inkognito-Modus </text:p>
        </text:list-item>
        <text:list-item>
          <text:p text:style-name="P17">C) Safari mit Adblock </text:p>
        </text:list-item>
        <text:list-item>
          <text:p text:style-name="P18">D) Microsoft Edge mit Tracking-Schutz </text:p>
        </text:list-item>
      </text:list>
      <text:p text:style-name="Horizontal_20_Line"/>
      <text:h text:style-name="Heading_20_3" text:outline-level="3">🤖 <text:span text:style-name="Strong_20_Emphasis">Themenbereich: KI &amp; Open Source</text:span></text:h>
      <text:p text:style-name="Text_20_body"><text:span text:style-name="Strong_20_Emphasis">Frage 10:</text:span> Warum veröffentlichen Unternehmen Open-Source-KI?</text:p>
      <text:list text:style-name="L10">
        <text:list-item>
          <text:p text:style-name="P19">A) Um Innovation zu fördern und Feedback zu erhalten ✅ </text:p>
        </text:list-item>
        <text:list-item>
          <text:p text:style-name="P19">B) Weil es gesetzlich vorgeschrieben ist </text:p>
        </text:list-item>
        <text:list-item>
          <text:p text:style-name="P19">C) Um ihre Algorithmen zu verstecken </text:p>
        </text:list-item>
        <text:list-item>
          <text:p text:style-name="P20">D) Weil proprietäre KI-Modelle ineffizient sind </text:p>
        </text:list-item>
      </text:list>
      <text:p text:style-name="Text_20_body"><text:span text:style-name="Strong_20_Emphasis">Frage 11:</text:span> Welches dieser Open-Source-KI-Projekte ist für Bildgenerierung bekannt?</text:p>
      <text:list text:style-name="L11">
        <text:list-item>
          <text:p text:style-name="P21">A) LLaMA </text:p>
        </text:list-item>
        <text:list-item>
          <text:p text:style-name="P21">B) Real-ESRGAN </text:p>
        </text:list-item>
        <text:list-item>
          <text:p text:style-name="P21">C) Stable Diffusion ✅ </text:p>
        </text:list-item>
        <text:list-item>
          <text:p text:style-name="P22">D) DeepSeek </text:p>
        </text:list-item>
      </text:list>
      <text:p text:style-name="Text_20_body"><text:span text:style-name="Strong_20_Emphasis">Frage 12:</text:span> Was ist eine gängige Methode zur Verbesserung der KI-Sicherheit in Open-Source-Projekten?</text:p>
      <text:list text:style-name="L12">
        <text:list-item>
          <text:p text:style-name="P23">A) Sicherheits-Audits und Code Reviews ✅ </text:p>
        </text:list-item>
        <text:list-item>
          <text:p text:style-name="P23">B) Nutzung proprietärer Software </text:p>
        </text:list-item>
        <text:list-item>
          <text:p text:style-name="P23">C) Geheimhaltung des Quellcodes </text:p>
        </text:list-item>
        <text:list-item>
          <text:p text:style-name="P24">D) Implementierung von Backdoors </text:p>
        </text:list-item>
      </text:list>
      <text:p text:style-name="Horizontal_20_Line"/>
      <text:h text:style-name="Heading_20_3" text:outline-level="3"><text:soft-page-break/>🌐 <text:span text:style-name="Strong_20_Emphasis">Themenbereich: Anonymität &amp; Sicherheit</text:span></text:h>
      <text:p text:style-name="Text_20_body"><text:span text:style-name="Strong_20_Emphasis">Frage 13:</text:span> Was verbirgt das Tor-Netzwerk?</text:p>
      <text:list text:style-name="L13">
        <text:list-item>
          <text:p text:style-name="P25">A) Deine Identität und IP-Adresse ✅ </text:p>
        </text:list-item>
        <text:list-item>
          <text:p text:style-name="P25">B) Deinen gesamten Browser-Verlauf </text:p>
        </text:list-item>
        <text:list-item>
          <text:p text:style-name="P25">C) Deine Passwörter </text:p>
        </text:list-item>
        <text:list-item>
          <text:p text:style-name="P26">D) Deine MAC-Adresse </text:p>
        </text:list-item>
      </text:list>
      <text:p text:style-name="Text_20_body"><text:span text:style-name="Strong_20_Emphasis">Frage 14:</text:span> Was ist der Unterschied zwischen Clear Web, Deep Web und Dark Web?</text:p>
      <text:list text:style-name="L14">
        <text:list-item>
          <text:p text:style-name="P27">A) Nur das Dark Web ist vollständig anonymisiert ✅ </text:p>
        </text:list-item>
        <text:list-item>
          <text:p text:style-name="P27">B) Das Deep Web enthält nur illegale Inhalte </text:p>
        </text:list-item>
        <text:list-item>
          <text:p text:style-name="P27">C) Das Clear Web ist sicherer als das Deep Web </text:p>
        </text:list-item>
        <text:list-item>
          <text:p text:style-name="P28">D) Das Dark Web ist Teil des Clear Webs </text:p>
        </text:list-item>
      </text:list>
      <text:p text:style-name="Text_20_body"><text:span text:style-name="Strong_20_Emphasis">Frage 15:</text:span> Was ist ein sicherer Passwortmanager?</text:p>
      <text:list text:style-name="L15">
        <text:list-item>
          <text:p text:style-name="P29">A) Keepass ✅ </text:p>
        </text:list-item>
        <text:list-item>
          <text:p text:style-name="P29">B) Google Chrome Passwortspeicher </text:p>
        </text:list-item>
        <text:list-item>
          <text:p text:style-name="P29">C) LastPass ohne 2FA </text:p>
        </text:list-item>
        <text:list-item>
          <text:p text:style-name="P30">D) Passwortbuch auf Papier </text:p>
        </text:list-item>
      </text:list>
      <text:p text:style-name="Horizontal_20_Line"/>
      <text:h text:style-name="Heading_20_3" text:outline-level="3">🔧 <text:span text:style-name="Strong_20_Emphasis">Erweiterte Fragen zu Open Source &amp; Lizenzen</text:span></text:h>
      <text:p text:style-name="Text_20_body"><text:span text:style-name="Strong_20_Emphasis">Frage 16:</text:span> Welche Lizenz stellt sicher, dass der Quellcode immer frei bleibt?</text:p>
      <text:list text:style-name="L16">
        <text:list-item>
          <text:p text:style-name="P31">A) MIT-Lizenz </text:p>
        </text:list-item>
        <text:list-item>
          <text:p text:style-name="P31">B) Apache License 2.0 </text:p>
        </text:list-item>
        <text:list-item>
          <text:p text:style-name="P31">C) GPL (GNU General Public License) ✅ </text:p>
        </text:list-item>
        <text:list-item>
          <text:p text:style-name="P32">D) Creative Commons BY-SA </text:p>
        </text:list-item>
      </text:list>
      <text:p text:style-name="Text_20_body"><text:span text:style-name="Strong_20_Emphasis">Frage 17:</text:span> Welche dieser Software zählt <text:span text:style-name="Emphasis">nicht</text:span> als Open Source?</text:p>
      <text:list text:style-name="L17">
        <text:list-item>
          <text:p text:style-name="P33">A) VLC Media Player </text:p>
        </text:list-item>
        <text:list-item>
          <text:p text:style-name="P33">B) Microsoft Windows ✅ </text:p>
        </text:list-item>
        <text:list-item>
          <text:p text:style-name="P33">C) Blender </text:p>
        </text:list-item>
        <text:list-item>
          <text:p text:style-name="P34">D) GIMP </text:p>
        </text:list-item>
      </text:list>
      <text:p text:style-name="Text_20_body"><text:span text:style-name="Strong_20_Emphasis">Frage 18:</text:span> Was beschreibt das „Copyleft“-Prinzip der GPL-Lizenz?</text:p>
      <text:list text:style-name="L18">
        <text:list-item>
          <text:p text:style-name="P35">A) Der Code kann nicht verändert werden </text:p>
        </text:list-item>
        <text:list-item>
          <text:p text:style-name="P35">B) Veränderungen müssen ebenfalls unter GPL veröffentlicht werden ✅ </text:p>
        </text:list-item>
        <text:list-item>
          <text:p text:style-name="P35">C) Der Code gehört ausschließlich dem ursprünglichen Autor </text:p>
        </text:list-item>
        <text:list-item>
          <text:p text:style-name="P36">D) Der Code darf nicht kommerziell genutzt werden </text:p>
        </text:list-item>
      </text:list>
      <text:p text:style-name="Horizontal_20_Line"/>
      <text:h text:style-name="Heading_20_3" text:outline-level="3"><text:soft-page-break/>🔒 <text:span text:style-name="Strong_20_Emphasis">Erweiterte Fragen zu Datenschutz &amp; Privatsphäre</text:span></text:h>
      <text:p text:style-name="Text_20_body"><text:span text:style-name="Strong_20_Emphasis">Frage 19:</text:span> Welche Methode ist am besten geeignet, um Metadaten aus Bildern zu entfernen?</text:p>
      <text:list text:style-name="L19">
        <text:list-item>
          <text:p text:style-name="P37">A) Bild mit Paint neu speichern </text:p>
        </text:list-item>
        <text:list-item>
          <text:p text:style-name="P37">B) EXIF-Daten löschen ✅ </text:p>
        </text:list-item>
        <text:list-item>
          <text:p text:style-name="P37">C) Screenshot vom Bild machen </text:p>
        </text:list-item>
        <text:list-item>
          <text:p text:style-name="P38">D) In WhatsApp weiterleiten </text:p>
        </text:list-item>
      </text:list>
      <text:p text:style-name="Text_20_body"><text:span text:style-name="Strong_20_Emphasis">Frage 20:</text:span> Welcher Begriff beschreibt das gezielte Erstellen von Online-Profilen auf Basis gesammelter Daten?</text:p>
      <text:list text:style-name="L20">
        <text:list-item>
          <text:p text:style-name="P39">A) Shadow Profiling </text:p>
        </text:list-item>
        <text:list-item>
          <text:p text:style-name="P39">B) Fingerprinting ✅ </text:p>
        </text:list-item>
        <text:list-item>
          <text:p text:style-name="P39">C) Data Scanning </text:p>
        </text:list-item>
        <text:list-item>
          <text:p text:style-name="P40">D) Cookie Tracking </text:p>
        </text:list-item>
      </text:list>
      <text:p text:style-name="Text_20_body"><text:span text:style-name="Strong_20_Emphasis">Frage 21:</text:span> Was ist ein typisches Beispiel für einen "Dark Pattern"?</text:p>
      <text:list text:style-name="L21">
        <text:list-item>
          <text:p text:style-name="P41">A) Große, auffällige "Ablehnen"-Buttons </text:p>
        </text:list-item>
        <text:list-item>
          <text:p text:style-name="P41">B) Opt-in automatisch aktiviert ✅ </text:p>
        </text:list-item>
        <text:list-item>
          <text:p text:style-name="P41">C) Transparente Datenschutzeinstellungen </text:p>
        </text:list-item>
        <text:list-item>
          <text:p text:style-name="P42">D) Klar verständliche Abmeldemöglichkeiten </text:p>
        </text:list-item>
      </text:list>
      <text:p text:style-name="Horizontal_20_Line"/>
      <text:h text:style-name="Heading_20_3" text:outline-level="3">💻 <text:span text:style-name="Strong_20_Emphasis">Fragen zu Social Media &amp; Tracking</text:span></text:h>
      <text:p text:style-name="Text_20_body"><text:span text:style-name="Strong_20_Emphasis">Frage 22:</text:span> Was bedeutet „Microtargeting“ im Kontext von Social Media?</text:p>
      <text:list text:style-name="L22">
        <text:list-item>
          <text:p text:style-name="P43">A) Werbung basierend auf kleinen Nutzergruppen ✅ </text:p>
        </text:list-item>
        <text:list-item>
          <text:p text:style-name="P43">B) Werbeanzeigen, die sich an alle Nutzer richten </text:p>
        </text:list-item>
        <text:list-item>
          <text:p text:style-name="P43">C) Zielgerichtete Werbung in Mikroformaten </text:p>
        </text:list-item>
        <text:list-item>
          <text:p text:style-name="P44">D) Werbe-Kampagnen für Mikroinfluencer </text:p>
        </text:list-item>
      </text:list>
      <text:p text:style-name="Text_20_body"><text:span text:style-name="Strong_20_Emphasis">Frage 23:</text:span> Welche Daten sammelt TikTok standardmäßig?</text:p>
      <text:list text:style-name="L23">
        <text:list-item>
          <text:p text:style-name="P45">A) Standort, Kontakte und Tastatureingaben ✅ </text:p>
        </text:list-item>
        <text:list-item>
          <text:p text:style-name="P45">B) Nur Likes und Follower </text:p>
        </text:list-item>
        <text:list-item>
          <text:p text:style-name="P45">C) Browser-Historie und IP-Adresse </text:p>
        </text:list-item>
        <text:list-item>
          <text:p text:style-name="P46">D) Finanzdaten und Bankverbindungen </text:p>
        </text:list-item>
      </text:list>
      <text:p text:style-name="Text_20_body"><text:span text:style-name="Strong_20_Emphasis">Frage 24:</text:span> Was ist das Risiko, wenn Meta (Facebook) Zugang zum Fediverse erhält?</text:p>
      <text:list text:style-name="L24">
        <text:list-item>
          <text:p text:style-name="P47">A) Technische Überlastung des Netzwerks </text:p>
        </text:list-item>
        <text:list-item>
          <text:p text:style-name="P47">B) Erweiterte Metadatenanalyse und Profiling ✅ </text:p>
        </text:list-item>
        <text:list-item>
          <text:p text:style-name="P47">C) Verlust aller Fediverse-Server </text:p>
        </text:list-item>
        <text:list-item>
          <text:p text:style-name="P48">D) Vollständige Abschaltung des Fediverse </text:p>
        </text:list-item>
      </text:list>
      <text:p text:style-name="Horizontal_20_Line"/>
      <text:h text:style-name="Heading_20_3" text:outline-level="3"><text:soft-page-break/>🔐 <text:span text:style-name="Strong_20_Emphasis">Fragen zu Anonymität &amp; Sicherheit</text:span></text:h>
      <text:p text:style-name="Text_20_body"><text:span text:style-name="Strong_20_Emphasis">Frage 25:</text:span> Was schützt ein VPN <text:span text:style-name="Emphasis">nicht</text:span> zuverlässig?</text:p>
      <text:list text:style-name="L25">
        <text:list-item>
          <text:p text:style-name="P49">A) Deine echte IP-Adresse </text:p>
        </text:list-item>
        <text:list-item>
          <text:p text:style-name="P49">B) Tracking durch Cookies ✅ </text:p>
        </text:list-item>
        <text:list-item>
          <text:p text:style-name="P49">C) Zugangssperren in bestimmten Ländern umgehen </text:p>
        </text:list-item>
        <text:list-item>
          <text:p text:style-name="P50">D) Abhörversuche in öffentlichen Netzwerken </text:p>
        </text:list-item>
      </text:list>
      <text:p text:style-name="Text_20_body"><text:span text:style-name="Strong_20_Emphasis">Frage 26:</text:span> Was ist eine Schwachstelle des Tor-Netzwerks?</text:p>
      <text:list text:style-name="L26">
        <text:list-item>
          <text:p text:style-name="P51">A) Die Anzahl der Exit-Nodes ist begrenzt ✅ </text:p>
        </text:list-item>
        <text:list-item>
          <text:p text:style-name="P51">B) Der Code ist nicht Open Source </text:p>
        </text:list-item>
        <text:list-item>
          <text:p text:style-name="P51">C) Alle Knotenpunkte speichern deine Daten </text:p>
        </text:list-item>
        <text:list-item>
          <text:p text:style-name="P52">D) Tor ist in der EU verboten </text:p>
        </text:list-item>
      </text:list>
      <text:p text:style-name="Text_20_body"><text:span text:style-name="Strong_20_Emphasis">Frage 27:</text:span> Was ist ein „Man-in-the-Middle“-Angriff?</text:p>
      <text:list text:style-name="L27">
        <text:list-item>
          <text:p text:style-name="P53">A) Jemand fängt deine Kommunikation ab ✅ </text:p>
        </text:list-item>
        <text:list-item>
          <text:p text:style-name="P53">B) Dein Passwort wird durch Zufall erraten </text:p>
        </text:list-item>
        <text:list-item>
          <text:p text:style-name="P53">C) Deine Daten werden durch Browser-Cookies analysiert </text:p>
        </text:list-item>
        <text:list-item>
          <text:p text:style-name="P54">D) Dein Gerät wird über Bluetooth gehackt </text:p>
        </text:list-item>
      </text:list>
      <text:p text:style-name="Horizontal_20_Line"/>
      <text:h text:style-name="Heading_20_3" text:outline-level="3">🤖 <text:span text:style-name="Strong_20_Emphasis">Fragen zu KI &amp; Open Source</text:span></text:h>
      <text:p text:style-name="Text_20_body"><text:span text:style-name="Strong_20_Emphasis">Frage 28:</text:span> Welches Open-Source-KI-Projekt dient primär der Texterkennung?</text:p>
      <text:list text:style-name="L28">
        <text:list-item>
          <text:p text:style-name="P55">A) GPT-2 </text:p>
        </text:list-item>
        <text:list-item>
          <text:p text:style-name="P55">B) BLIP </text:p>
        </text:list-item>
        <text:list-item>
          <text:p text:style-name="P55">C) EasyOCR ✅ </text:p>
        </text:list-item>
        <text:list-item>
          <text:p text:style-name="P56">D) Stable Diffusion </text:p>
        </text:list-item>
      </text:list>
      <text:p text:style-name="Text_20_body"><text:span text:style-name="Strong_20_Emphasis">Frage 29:</text:span> Warum nutzen viele Forscher Open-Source-KI-Modelle?</text:p>
      <text:list text:style-name="L29">
        <text:list-item>
          <text:p text:style-name="P57">A) Weil sie keine alternativen Tools haben </text:p>
        </text:list-item>
        <text:list-item>
          <text:p text:style-name="P57">B) Wegen der Transparenz und Reproduzierbarkeit ✅ </text:p>
        </text:list-item>
        <text:list-item>
          <text:p text:style-name="P57">C) Weil kommerzielle Tools zu teuer sind </text:p>
        </text:list-item>
        <text:list-item>
          <text:p text:style-name="P58">D) Weil Open-Source-Modelle immer präziser sind </text:p>
        </text:list-item>
      </text:list>
      <text:p text:style-name="Text_20_body"><text:span text:style-name="Strong_20_Emphasis">Frage 30:</text:span> Welche der folgenden Aussagen trifft auf Stable Diffusion <text:span text:style-name="Emphasis">nicht</text:span> zu?</text:p>
      <text:list text:style-name="L30">
        <text:list-item>
          <text:p text:style-name="P59">A) Generiert Bilder aus Textprompts </text:p>
        </text:list-item>
        <text:list-item>
          <text:p text:style-name="P59">B) Kann vollständig offline genutzt werden </text:p>
        </text:list-item>
        <text:list-item>
          <text:p text:style-name="P59">C) Nutzt ein Open-Source-Lizenzmodell </text:p>
        </text:list-item>
        <text:list-item>
          <text:p text:style-name="P60">D) Wird hauptsächlich für Deepfake-Videos genutzt ✅</text:p>
        </text:list-item>
      </text:list>
      <text:h text:style-name="Heading_20_3" text:outline-level="3">📚 <text:span text:style-name="Strong_20_Emphasis">Erweiterte Fragen zu Open Source &amp; Lizenzen</text:span></text:h>
      <text:p text:style-name="Text_20_body"><text:span text:style-name="Strong_20_Emphasis">Frage 31:</text:span> Warum ist die BSD-Lizenz weniger restriktiv als die GPL?</text:p>
      <text:list text:style-name="L31">
        <text:list-item>
          <text:p text:style-name="P61"><text:soft-page-break/>A) Änderungen müssen nicht veröffentlicht werden ✅ </text:p>
        </text:list-item>
        <text:list-item>
          <text:p text:style-name="P61">B) Der Code darf nicht kommerziell genutzt werden </text:p>
        </text:list-item>
        <text:list-item>
          <text:p text:style-name="P61">C) Die Lizenz ist nicht rechtsverbindlich </text:p>
        </text:list-item>
        <text:list-item>
          <text:p text:style-name="P62">D) BSD-Lizenzen gelten nur für Betriebssysteme </text:p>
        </text:list-item>
      </text:list>
      <text:p text:style-name="Text_20_body"><text:span text:style-name="Strong_20_Emphasis">Frage 32:</text:span> Welche bekannte Software basiert <text:span text:style-name="Emphasis">nicht</text:span> auf Linux?</text:p>
      <text:list text:style-name="L32">
        <text:list-item>
          <text:p text:style-name="P63">A) Android </text:p>
        </text:list-item>
        <text:list-item>
          <text:p text:style-name="P63">B) Debian </text:p>
        </text:list-item>
        <text:list-item>
          <text:p text:style-name="P63">C) macOS ✅ </text:p>
        </text:list-item>
        <text:list-item>
          <text:p text:style-name="P64">D) Arch Linux </text:p>
        </text:list-item>
      </text:list>
      <text:p text:style-name="Text_20_body"><text:span text:style-name="Strong_20_Emphasis">Frage 33:</text:span> Welche Open-Source-Lizenz erlaubt es, den Code für kommerzielle Zwecke zu nutzen, ohne Änderungen offenzulegen?</text:p>
      <text:list text:style-name="L33">
        <text:list-item>
          <text:p text:style-name="P65">A) Apache License 2.0 </text:p>
        </text:list-item>
        <text:list-item>
          <text:p text:style-name="P65">B) MIT License ✅ </text:p>
        </text:list-item>
        <text:list-item>
          <text:p text:style-name="P65">C) GPLv3 </text:p>
        </text:list-item>
        <text:list-item>
          <text:p text:style-name="P66">D) AGPL </text:p>
        </text:list-item>
      </text:list>
      <text:p text:style-name="Horizontal_20_Line"/>
      <text:h text:style-name="Heading_20_3" text:outline-level="3">🔒 <text:span text:style-name="Strong_20_Emphasis">Erweiterte Fragen zu Datenschutz &amp; Privatsphäre</text:span></text:h>
      <text:p text:style-name="Text_20_body"><text:span text:style-name="Strong_20_Emphasis">Frage 34:</text:span> Was schützt die DSGVO explizit <text:span text:style-name="Emphasis">nicht</text:span>?</text:p>
      <text:list text:style-name="L34">
        <text:list-item>
          <text:p text:style-name="P67">A) Das Recht auf Vergessenwerden </text:p>
        </text:list-item>
        <text:list-item>
          <text:p text:style-name="P67">B) Die Nutzung pseudonymer Daten ✅ </text:p>
        </text:list-item>
        <text:list-item>
          <text:p text:style-name="P67">C) Die Datenminimierung </text:p>
        </text:list-item>
        <text:list-item>
          <text:p text:style-name="P68">D) Die Datenübertragbarkeit </text:p>
        </text:list-item>
      </text:list>
      <text:p text:style-name="Text_20_body"><text:span text:style-name="Strong_20_Emphasis">Frage 35:</text:span> Welche Methode ist KEIN Beispiel für Tracking?</text:p>
      <text:list text:style-name="L35">
        <text:list-item>
          <text:p text:style-name="P69">A) Cookies </text:p>
        </text:list-item>
        <text:list-item>
          <text:p text:style-name="P69">B) MAC-Adressen scannen </text:p>
        </text:list-item>
        <text:list-item>
          <text:p text:style-name="P69">C) Zwei-Faktor-Authentifizierung ✅ </text:p>
        </text:list-item>
        <text:list-item>
          <text:p text:style-name="P70">D) Browser-Fingerprinting </text:p>
        </text:list-item>
      </text:list>
      <text:p text:style-name="Text_20_body"><text:span text:style-name="Strong_20_Emphasis">Frage 36:</text:span> Was beschreibt „Data Minimization“ in der DSGVO?</text:p>
      <text:list text:style-name="L36">
        <text:list-item>
          <text:p text:style-name="P71">A) Weniger Daten speichern, als technisch nötig </text:p>
        </text:list-item>
        <text:list-item>
          <text:p text:style-name="P71">B) Nur die notwendigen Daten erheben ✅ </text:p>
        </text:list-item>
        <text:list-item>
          <text:p text:style-name="P71">C) Automatisches Löschen aller Daten nach 6 Monaten </text:p>
        </text:list-item>
        <text:list-item>
          <text:p text:style-name="P72">D) Nur pseudonymisierte Daten speichern </text:p>
        </text:list-item>
      </text:list>
      <text:p text:style-name="Horizontal_20_Line"/>
      <text:h text:style-name="Heading_20_3" text:outline-level="3">📱 <text:span text:style-name="Strong_20_Emphasis">Erweiterte Fragen zu Social Media &amp; Tracking</text:span></text:h>
      <text:p text:style-name="Text_20_body"><text:span text:style-name="Strong_20_Emphasis">Frage 37:</text:span> Welche Art von Werbung nutzt keine personalisierten Daten?</text:p>
      <text:list text:style-name="L37">
        <text:list-item>
          <text:p text:style-name="P73"><text:soft-page-break/>A) Kontextbasierte Werbung ✅ </text:p>
        </text:list-item>
        <text:list-item>
          <text:p text:style-name="P73">B) Microtargeting </text:p>
        </text:list-item>
        <text:list-item>
          <text:p text:style-name="P73">C) Behavioural Advertising </text:p>
        </text:list-item>
        <text:list-item>
          <text:p text:style-name="P74">D) Retargeting </text:p>
        </text:list-item>
      </text:list>
      <text:p text:style-name="Text_20_body"><text:span text:style-name="Strong_20_Emphasis">Frage 38:</text:span> Warum gelten TikToks Algorithmen als problematisch?</text:p>
      <text:list text:style-name="L38">
        <text:list-item>
          <text:p text:style-name="P75">A) Sie sind zu ineffizient </text:p>
        </text:list-item>
        <text:list-item>
          <text:p text:style-name="P75">B) Sie priorisieren kommerzielle Inhalte </text:p>
        </text:list-item>
        <text:list-item>
          <text:p text:style-name="P75">C) Sie fördern potenziell extreme Inhalte ✅ </text:p>
        </text:list-item>
        <text:list-item>
          <text:p text:style-name="P76">D) Sie funktionieren nur auf iOS </text:p>
        </text:list-item>
      </text:list>
      <text:p text:style-name="Text_20_body"><text:span text:style-name="Strong_20_Emphasis">Frage 39:</text:span> Welches Netzwerk im Fediverse ist besonders für dezentrales Mikroblogging bekannt?</text:p>
      <text:list text:style-name="L39">
        <text:list-item>
          <text:p text:style-name="P77">A) Friendica </text:p>
        </text:list-item>
        <text:list-item>
          <text:p text:style-name="P77">B) Funkwhale </text:p>
        </text:list-item>
        <text:list-item>
          <text:p text:style-name="P77">C) Mastodon ✅ </text:p>
        </text:list-item>
        <text:list-item>
          <text:p text:style-name="P78">D) PeerTube </text:p>
        </text:list-item>
      </text:list>
      <text:p text:style-name="Horizontal_20_Line"/>
      <text:h text:style-name="Heading_20_3" text:outline-level="3">🔐 <text:span text:style-name="Strong_20_Emphasis">Erweiterte Fragen zu Anonymität &amp; Sicherheit</text:span></text:h>
      <text:p text:style-name="Text_20_body"><text:span text:style-name="Strong_20_Emphasis">Frage 40:</text:span> Welches dieser Tools ist KEIN Passwortmanager?</text:p>
      <text:list text:style-name="L40">
        <text:list-item>
          <text:p text:style-name="P79">A) Keepass </text:p>
        </text:list-item>
        <text:list-item>
          <text:p text:style-name="P79">B) Bitwarden </text:p>
        </text:list-item>
        <text:list-item>
          <text:p text:style-name="P79">C) LastPass </text:p>
        </text:list-item>
        <text:list-item>
          <text:p text:style-name="P80">D) ProtonMail ✅ </text:p>
        </text:list-item>
      </text:list>
      <text:p text:style-name="Text_20_body"><text:span text:style-name="Strong_20_Emphasis">Frage 41:</text:span> Warum sind öffentliche WLAN-Netzwerke ein Sicherheitsrisiko?</text:p>
      <text:list text:style-name="L41">
        <text:list-item>
          <text:p text:style-name="P81">A) Sie sind zu langsam </text:p>
        </text:list-item>
        <text:list-item>
          <text:p text:style-name="P81">B) Sie können leicht abgehört werden ✅ </text:p>
        </text:list-item>
        <text:list-item>
          <text:p text:style-name="P81">C) Sie erlauben keine VPN-Verbindung </text:p>
        </text:list-item>
        <text:list-item>
          <text:p text:style-name="P82">D) Sie speichern automatisch Cookies </text:p>
        </text:list-item>
      </text:list>
      <text:p text:style-name="Text_20_body"><text:span text:style-name="Strong_20_Emphasis">Frage 42:</text:span> Welches dieser Tools ist für anonymes Surfen <text:span text:style-name="Emphasis">nicht</text:span> geeignet?</text:p>
      <text:list text:style-name="L42">
        <text:list-item>
          <text:p text:style-name="P83">A) Tor Browser </text:p>
        </text:list-item>
        <text:list-item>
          <text:p text:style-name="P83">B) Brave Browser </text:p>
        </text:list-item>
        <text:list-item>
          <text:p text:style-name="P83">C) Google Chrome ✅ </text:p>
        </text:list-item>
        <text:list-item>
          <text:p text:style-name="P84">D) Firefox mit uBlock Origin </text:p>
        </text:list-item>
      </text:list>
      <text:p text:style-name="Horizontal_20_Line"/>
      <text:h text:style-name="Heading_20_3" text:outline-level="3">🤖 <text:span text:style-name="Strong_20_Emphasis">Erweiterte Fragen zu KI &amp; Open Source</text:span></text:h>
      <text:p text:style-name="Text_20_body"><text:span text:style-name="Strong_20_Emphasis">Frage 43:</text:span> Warum sind Open-Source-KI-Modelle oft günstiger für Unternehmen?</text:p>
      <text:list text:style-name="L43">
        <text:list-item>
          <text:p text:style-name="P85">A) Sie sind immer besser dokumentiert </text:p>
        </text:list-item>
        <text:list-item>
          <text:p text:style-name="P85"><text:soft-page-break/>B) Die Entwickler arbeiten kostenlos ✅ </text:p>
        </text:list-item>
        <text:list-item>
          <text:p text:style-name="P85">C) Sie sind automatisch DSGVO-konform </text:p>
        </text:list-item>
        <text:list-item>
          <text:p text:style-name="P86">D) Sie bieten kostenpflichtigen Support </text:p>
        </text:list-item>
      </text:list>
      <text:p text:style-name="Text_20_body"><text:span text:style-name="Strong_20_Emphasis">Frage 44:</text:span> Welche Anwendung nutzt Real-ESRGAN hauptsächlich?</text:p>
      <text:list text:style-name="L44">
        <text:list-item>
          <text:p text:style-name="P87">A) Texterkennung </text:p>
        </text:list-item>
        <text:list-item>
          <text:p text:style-name="P87">B) Bildverbesserung ✅ </text:p>
        </text:list-item>
        <text:list-item>
          <text:p text:style-name="P87">C) Textgenerierung </text:p>
        </text:list-item>
        <text:list-item>
          <text:p text:style-name="P88">D) Audioverarbeitung </text:p>
        </text:list-item>
      </text:list>
      <text:p text:style-name="Text_20_body"><text:span text:style-name="Strong_20_Emphasis">Frage 45:</text:span> Welche Herausforderung besteht bei der Nutzung von Open-Source-KI?</text:p>
      <text:list text:style-name="L45">
        <text:list-item>
          <text:p text:style-name="P89">A) Fehlende Skalierbarkeit </text:p>
        </text:list-item>
        <text:list-item>
          <text:p text:style-name="P89">B) Hohe Lizenzkosten </text:p>
        </text:list-item>
        <text:list-item>
          <text:p text:style-name="P89">C) Risiko von Missbrauch durch Dritte ✅ </text:p>
        </text:list-item>
        <text:list-item>
          <text:p text:style-name="P90">D) Keine Anpassungsmöglichkeiten</text:p>
        </text:list-item>
      </text:list>
      <text:h text:style-name="Heading_20_3" text:outline-level="3">🔥 <text:span text:style-name="Strong_20_Emphasis">Überarbeitete Fragen zu Sexting</text:span></text:h>
      <text:p text:style-name="Text_20_body"><text:span text:style-name="Strong_20_Emphasis">Frage 46:</text:span> Welche rechtlichen Konsequenzen kann das Verbreiten von Nacktbildern ohne Zustimmung haben?</text:p>
      <text:list text:style-name="L46">
        <text:list-item>
          <text:p text:style-name="P91">A) Geldstrafe oder Haftstrafe ✅ </text:p>
        </text:list-item>
        <text:list-item>
          <text:p text:style-name="P91">B) Nur eine Abmahnung </text:p>
        </text:list-item>
        <text:list-item>
          <text:p text:style-name="P91">C) Keine, wenn die betroffene Person über 18 ist </text:p>
        </text:list-item>
        <text:list-item>
          <text:p text:style-name="P92">D) Konsequenzen nur bei kommerzieller Nutzung </text:p>
        </text:list-item>
      </text:list>
      <text:p text:style-name="Text_20_body"><text:span text:style-name="Strong_20_Emphasis">Frage 47:</text:span> Was solltest du beachten, bevor du intime Bilder verschickst?</text:p>
      <text:list text:style-name="L47">
        <text:list-item>
          <text:p text:style-name="P93">A) Ob der Empfänger die Bilder sicher speichert </text:p>
        </text:list-item>
        <text:list-item>
          <text:p text:style-name="P93">B) Ob du eine Verschlüsselungs-App nutzt </text:p>
        </text:list-item>
        <text:list-item>
          <text:p text:style-name="P93">C) Ob du der Person wirklich vertraust ✅ </text:p>
        </text:list-item>
        <text:list-item>
          <text:p text:style-name="P94">D) Ob der Messenger die Bilder automatisch speichert </text:p>
        </text:list-item>
      </text:list>
      <text:p text:style-name="Text_20_body"><text:span text:style-name="Strong_20_Emphasis">Frage 48:</text:span> Welche Plattformen bieten eine <text:span text:style-name="Strong_20_Emphasis">standardmäßige</text:span> Ende-zu-Ende-Verschlüsselung für private Chats?</text:p>
      <text:list text:style-name="L48">
        <text:list-item>
          <text:p text:style-name="P95">A) WhatsApp ✅ </text:p>
        </text:list-item>
        <text:list-item>
          <text:p text:style-name="P95">B) Telegram </text:p>
        </text:list-item>
        <text:list-item>
          <text:p text:style-name="P95">C) Discord </text:p>
        </text:list-item>
        <text:list-item>
          <text:p text:style-name="P96">D) Instagram </text:p>
        </text:list-item>
      </text:list>
      <text:p text:style-name="Horizontal_20_Line"/>
      <text:h text:style-name="Heading_20_3" text:outline-level="3">🔐 <text:span text:style-name="Strong_20_Emphasis">Überarbeitete Fragen zu Verschlüsselung</text:span></text:h>
      <text:p text:style-name="Text_20_body"><text:span text:style-name="Strong_20_Emphasis">Frage 49:</text:span> Was ist der wesentliche Unterschied zwischen symmetrischer und asymmetrischer Verschlüsselung?</text:p>
      <text:list text:style-name="L49">
        <text:list-item>
          <text:p text:style-name="P97"><text:soft-page-break/>A) Symmetrisch nutzt denselben Schlüssel für Verschlüsselung und Entschlüsselung ✅ </text:p>
        </text:list-item>
        <text:list-item>
          <text:p text:style-name="P97">B) Asymmetrisch ist nur für WLAN-Verschlüsselung geeignet </text:p>
        </text:list-item>
        <text:list-item>
          <text:p text:style-name="P97">C) Symmetrisch basiert auf öffentlichen Schlüsseln </text:p>
        </text:list-item>
        <text:list-item>
          <text:p text:style-name="P98">D) Asymmetrisch ist grundsätzlich unsicherer </text:p>
        </text:list-item>
      </text:list>
      <text:p text:style-name="Text_20_body"><text:span text:style-name="Strong_20_Emphasis">Frage 50:</text:span> Welcher Ansatz ist am sichersten, um Dateien auf einem USB-Stick zu schützen?</text:p>
      <text:list text:style-name="L50">
        <text:list-item>
          <text:p text:style-name="P99">A) Passwortgeschützte ZIP-Datei </text:p>
        </text:list-item>
        <text:list-item>
          <text:p text:style-name="P99">B) BitLocker oder VeraCrypt ✅ </text:p>
        </text:list-item>
        <text:list-item>
          <text:p text:style-name="P99">C) Dateien in einem versteckten Ordner speichern </text:p>
        </text:list-item>
        <text:list-item>
          <text:p text:style-name="P100">D) Verschlüsselung durch Dateibenennung (z.B. „.system“) </text:p>
        </text:list-item>
      </text:list>
      <text:p text:style-name="Text_20_body"><text:span text:style-name="Strong_20_Emphasis">Frage 51:</text:span> Warum ist AES-256 weithin als sicherer Verschlüsselungsstandard anerkannt?</text:p>
      <text:list text:style-name="L51">
        <text:list-item>
          <text:p text:style-name="P101">A) Weil der Code Open Source ist </text:p>
        </text:list-item>
        <text:list-item>
          <text:p text:style-name="P101">B) Weil es als nicht knackbar gilt, wenn korrekt implementiert ✅ </text:p>
        </text:list-item>
        <text:list-item>
          <text:p text:style-name="P101">C) Weil es in den USA gesetzlich vorgeschrieben ist </text:p>
        </text:list-item>
        <text:list-item>
          <text:p text:style-name="P102">D) Weil es schneller ist als AES-128 </text:p>
        </text:list-item>
      </text:list>
      <text:p text:style-name="Horizontal_20_Line"/>
      <text:h text:style-name="Heading_20_3" text:outline-level="3">🔑 <text:span text:style-name="Strong_20_Emphasis">Überarbeitete Fragen zu Passwörtern</text:span></text:h>
      <text:p text:style-name="Text_20_body"><text:span text:style-name="Strong_20_Emphasis">Frage 52:</text:span> Was ist eine gute Methode, um ein starkes Passwort zu erstellen?</text:p>
      <text:list text:style-name="L52">
        <text:list-item>
          <text:p text:style-name="P103">A) Ein zufälliger Satz aus mindestens zwölf Zeichen ✅ </text:p>
        </text:list-item>
        <text:list-item>
          <text:p text:style-name="P103">B) Eine Kombination aus deinem Namen und einer Jahreszahl </text:p>
        </text:list-item>
        <text:list-item>
          <text:p text:style-name="P103">C) Ein beliebtes Zitat, das du magst </text:p>
        </text:list-item>
        <text:list-item>
          <text:p text:style-name="P104">D) Ein Passwort, das du in mehreren Accounts verwendest </text:p>
        </text:list-item>
      </text:list>
      <text:p text:style-name="Text_20_body"><text:span text:style-name="Strong_20_Emphasis">Frage 53:</text:span> Warum sollte man Passwortmanager nutzen?</text:p>
      <text:list text:style-name="L53">
        <text:list-item>
          <text:p text:style-name="P105">A) Sie helfen, komplexe Passwörter sicher zu speichern ✅ </text:p>
        </text:list-item>
        <text:list-item>
          <text:p text:style-name="P105">B) Sie synchronisieren Passwörter auf allen Geräten automatisch </text:p>
        </text:list-item>
        <text:list-item>
          <text:p text:style-name="P105">C) Sie verhindern, dass du Passwörter vergisst </text:p>
        </text:list-item>
        <text:list-item>
          <text:p text:style-name="P106">D) Sie verschlüsseln deinen gesamten Internetverkehr </text:p>
        </text:list-item>
      </text:list>
      <text:p text:style-name="Text_20_body"><text:span text:style-name="Strong_20_Emphasis">Frage 54:</text:span> Was beschreibt einen „Brute-Force-Angriff“ korrekt?</text:p>
      <text:list text:style-name="L54">
        <text:list-item>
          <text:p text:style-name="P107">A) Systematisches Durchprobieren aller möglichen Kombinationen ✅ </text:p>
        </text:list-item>
        <text:list-item>
          <text:p text:style-name="P107">B) Ein gezielter Social-Engineering-Angriff </text:p>
        </text:list-item>
        <text:list-item>
          <text:p text:style-name="P107">C) Ein Exploit, der Sicherheitslücken im Betriebssystem ausnutzt </text:p>
        </text:list-item>
        <text:list-item>
          <text:p text:style-name="P108">D) Eine Phishing-Methode zum Abgreifen von Passwörtern </text:p>
        </text:list-item>
      </text:list>
      <text:p text:style-name="Text_20_body"><text:span text:style-name="Strong_20_Emphasis">Frage 55:</text:span> Welches dieser Passwörter gilt als am sichersten?</text:p>
      <text:list text:style-name="L55">
        <text:list-item>
          <text:p text:style-name="P109">A) Abc123!@# </text:p>
        </text:list-item>
        <text:list-item>
          <text:p text:style-name="P109">B) T8!qF4$L0M@ ✅ </text:p>
        </text:list-item>
        <text:list-item>
          <text:p text:style-name="P109">C) Halloo1234 </text:p>
        </text:list-item>
        <text:list-item>
          <text:p text:style-name="P110">D) MeinGeburtstag2025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05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1T21:53:50.214774616</meta:creation-date>
    <dc:date>2025-03-21T22:02:32.494961210</dc:date>
    <meta:editing-duration>PT6M52S</meta:editing-duration>
    <meta:editing-cycles>2</meta:editing-cycles>
    <meta:generator>LibreOffice/25.2.1.2$Linux_X86_64 LibreOffice_project/520$Build-2</meta:generator>
    <meta:document-statistic meta:table-count="0" meta:image-count="0" meta:object-count="0" meta:page-count="10" meta:paragraph-count="293" meta:word-count="1959" meta:character-count="12104" meta:non-whitespace-character-count="10441"/>
  </office:meta>
</office:document-meta>
</file>